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4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.2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.4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.474cm"/>
    </style:style>
    <style:style style:name="P1" style:family="paragraph">
      <style:text-properties style:font-name="Courier New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008000" fo:font-size="12pt" fo:font-weight="bold" style:font-size-asian="12pt" style:font-size-complex="12pt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fo:color="#ff420e" style:font-name="Courier New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8000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35cm" svg:height="0.975cm" svg:x="3.005cm" svg:y="13.127cm">
          <draw:text-box>
            <text:p><text:span text:style-name="T1">A C G T </text:span><text:span text:style-name="T2">A T G</text:span><text:span text:style-name="T1"> G T T A T </text:span></text:p>
          </draw:text-box>
        </draw:frame>
        <draw:line draw:style-name="gr2" draw:text-style-name="P2" draw:layer="layout" svg:x1="4.159cm" svg:y1="15.487cm" svg:x2="4.159cm" svg:y2="14.217cm">
          <text:p/>
        </draw:line>
        <draw:line draw:style-name="gr2" draw:text-style-name="P2" draw:layer="layout" svg:x1="11.913cm" svg:y1="15.487cm" svg:x2="11.913cm" svg:y2="14.217cm">
          <text:p/>
        </draw:line>
        <draw:line draw:style-name="gr2" draw:text-style-name="P2" draw:layer="layout" svg:x1="11.138cm" svg:y1="15.487cm" svg:x2="11.138cm" svg:y2="14.217cm">
          <text:p/>
        </draw:line>
        <draw:line draw:style-name="gr2" draw:text-style-name="P2" draw:layer="layout" svg:x1="10.362cm" svg:y1="15.487cm" svg:x2="10.362cm" svg:y2="14.217cm">
          <text:p/>
        </draw:line>
        <draw:line draw:style-name="gr2" draw:text-style-name="P2" draw:layer="layout" svg:x1="9.587cm" svg:y1="15.487cm" svg:x2="9.587cm" svg:y2="14.217cm">
          <text:p/>
        </draw:line>
        <draw:line draw:style-name="gr2" draw:text-style-name="P2" draw:layer="layout" svg:x1="8.812cm" svg:y1="15.487cm" svg:x2="8.812cm" svg:y2="14.217cm">
          <text:p/>
        </draw:line>
        <draw:line draw:style-name="gr2" draw:text-style-name="P2" draw:layer="layout" svg:x1="8.036cm" svg:y1="15.487cm" svg:x2="8.036cm" svg:y2="14.217cm">
          <text:p/>
        </draw:line>
        <draw:line draw:style-name="gr2" draw:text-style-name="P2" draw:layer="layout" svg:x1="7.261cm" svg:y1="15.487cm" svg:x2="7.261cm" svg:y2="14.217cm">
          <text:p/>
        </draw:line>
        <draw:line draw:style-name="gr2" draw:text-style-name="P2" draw:layer="layout" svg:x1="6.485cm" svg:y1="15.487cm" svg:x2="6.485cm" svg:y2="14.217cm">
          <text:p/>
        </draw:line>
        <draw:line draw:style-name="gr2" draw:text-style-name="P2" draw:layer="layout" svg:x1="5.71cm" svg:y1="15.487cm" svg:x2="5.71cm" svg:y2="14.217cm">
          <text:p/>
        </draw:line>
        <draw:line draw:style-name="gr2" draw:text-style-name="P2" draw:layer="layout" svg:x1="4.935cm" svg:y1="15.487cm" svg:x2="4.935cm" svg:y2="14.217cm">
          <text:p/>
        </draw:line>
        <draw:line draw:style-name="gr2" draw:text-style-name="P2" draw:layer="layout" svg:x1="3.384cm" svg:y1="15.478cm" svg:x2="3.384cm" svg:y2="14.208cm">
          <text:p/>
        </draw:line>
        <draw:frame draw:style-name="gr3" draw:text-style-name="P3" draw:layer="layout" svg:width="0.739cm" svg:height="0.729cm" svg:x="3.89cm" svg:y="15.732cm">
          <draw:text-box>
            <text:p text:style-name="P3"><text:span text:style-name="T3">1</text:span></text:p>
          </draw:text-box>
        </draw:frame>
        <draw:frame draw:style-name="gr3" draw:text-style-name="P3" draw:layer="layout" svg:width="0.739cm" svg:height="0.729cm" svg:x="4.656cm" svg:y="15.732cm">
          <draw:text-box>
            <text:p text:style-name="P3"><text:span text:style-name="T3">2</text:span></text:p>
          </draw:text-box>
        </draw:frame>
        <draw:frame draw:style-name="gr3" draw:text-style-name="P3" draw:layer="layout" svg:width="0.739cm" svg:height="0.729cm" svg:x="5.422cm" svg:y="15.732cm">
          <draw:text-box>
            <text:p text:style-name="P3"><text:span text:style-name="T3">3</text:span></text:p>
          </draw:text-box>
        </draw:frame>
        <draw:frame draw:style-name="gr3" draw:text-style-name="P4" draw:layer="layout" svg:width="0.739cm" svg:height="0.729cm" svg:x="6.188cm" svg:y="15.732cm">
          <draw:text-box>
            <text:p text:style-name="P4"><text:span text:style-name="T4">4</text:span></text:p>
          </draw:text-box>
        </draw:frame>
        <draw:frame draw:style-name="gr3" draw:text-style-name="P3" draw:layer="layout" svg:width="0.739cm" svg:height="0.729cm" svg:x="6.954cm" svg:y="15.732cm">
          <draw:text-box>
            <text:p text:style-name="P3"><text:span text:style-name="T3">5</text:span></text:p>
          </draw:text-box>
        </draw:frame>
        <draw:frame draw:style-name="gr3" draw:text-style-name="P3" draw:layer="layout" svg:width="0.739cm" svg:height="0.729cm" svg:x="7.719cm" svg:y="15.732cm">
          <draw:text-box>
            <text:p text:style-name="P3"><text:span text:style-name="T3">6</text:span></text:p>
          </draw:text-box>
        </draw:frame>
        <draw:frame draw:style-name="gr4" draw:text-style-name="P3" draw:layer="layout" svg:width="0.127cm" svg:height="0.729cm" svg:x="8.791cm" svg:y="15.732cm">
          <draw:text-box>
            <text:p text:style-name="P4"><text:span text:style-name="T4">7</text:span></text:p>
          </draw:text-box>
        </draw:frame>
        <draw:frame draw:style-name="gr5" draw:text-style-name="P3" draw:layer="layout" svg:width="0.739cm" svg:height="0.729cm" svg:x="9.251cm" svg:y="15.732cm">
          <draw:text-box>
            <text:p text:style-name="P3"><text:span text:style-name="T3">8</text:span></text:p>
          </draw:text-box>
        </draw:frame>
        <draw:frame draw:style-name="gr5" draw:text-style-name="P3" draw:layer="layout" svg:width="0.739cm" svg:height="0.729cm" svg:x="10.017cm" svg:y="15.732cm">
          <draw:text-box>
            <text:p text:style-name="P3"><text:span text:style-name="T3">9</text:span></text:p>
          </draw:text-box>
        </draw:frame>
        <draw:frame draw:style-name="gr6" draw:text-style-name="P3" draw:layer="layout" svg:width="0.976cm" svg:height="0.729cm" svg:x="10.664cm" svg:y="15.732cm">
          <draw:text-box>
            <text:p text:style-name="P3"><text:span text:style-name="T3">10</text:span></text:p>
          </draw:text-box>
        </draw:frame>
        <draw:frame draw:style-name="gr7" draw:text-style-name="P3" draw:layer="layout" svg:width="0.976cm" svg:height="0.729cm" svg:x="11.43cm" svg:y="15.732cm">
          <draw:text-box>
            <text:p text:style-name="P3"><text:span text:style-name="T3">11</text:span></text:p>
          </draw:text-box>
        </draw:frame>
        <draw:frame draw:style-name="gr8" draw:text-style-name="P3" draw:layer="layout" svg:width="0.976cm" svg:height="0.729cm" svg:x="3.005cm" svg:y="15.732cm">
          <draw:text-box>
            <text:p text:style-name="P3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</meta:initial-creator>
    <meta:creation-date>2014-09-23T17:21:34.430156599</meta:creation-date>
    <dc:date>2014-09-23T17:42:14.022247764</dc:date>
    <dc:creator>denis </dc:creator>
    <meta:editing-duration>PT5M29S</meta:editing-duration>
    <meta:editing-cycles>1</meta:editing-cycles>
    <meta:document-statistic meta:object-count="25"/>
    <meta:generator>LibreOffice/4.2.4.2$Linux_x86 LibreOffice_project/420m0$Build-2</meta:generator>
  </office:meta>
</office:document-meta>
</file>